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04.png" xlink:type="simple" xlink:show="embed" xlink:actuate="onLoad"/></draw:frame></text:p>
          </table:table-cell>
          <table:table-cell table:style-name="Table1.B1" office:value-type="string">
            <text:h text:style-name="P8" text:outline-level="1">Парабол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51cm" svg:height="1.769cm" draw:z-index="1"><draw:image xlink:href="../images/000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значение выходного сигнала, вычисленное по формуле:</text:p>
            <text:p text:style-name="P5"><draw:frame draw:style-name="fr3" draw:name="Object12" text:anchor-type="as-char" svg:width="4.44cm" svg:height="0.69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,</text:p>
            <text:p text:style-name="P3">где<draw:frame draw:style-name="fr3" draw:name="Object1" text:anchor-type="as-char" svg:width="2.237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– коэффициенты, 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 <text:span text:style-name="T7">скаляр</text:span> или <text:span text:style-name="T7">вектор</text:span>,<draw:frame draw:style-name="fr3" draw:name="Object11" text:anchor-type="as-char" svg:width="0.376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текущее модельное время в секундах.</text:p>
            <text:p text:style-name="P3"><text:span text:style-name="T2">Свойства</text:span><text:span text:style-name="T1">:</text:span></text:p>
            <text:list xml:id="list3679725373857293366" text:style-name="L1">
              <text:list-item>
                <text:p text:style-name="P9">Свободный член – коэффициент<draw:frame draw:style-name="fr3" draw:name="Object3" text:anchor-type="as-char" svg:width="0.637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9">Коэффициент при t – коэффициент<draw:frame draw:style-name="fr3" draw:name="Object4" text:anchor-type="as-char" svg:width="0.63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9">Коэффициент при <text:span text:style-name="T9">t^2</text:span> – коэффициент<draw:frame draw:style-name="fr3" draw:name="Object5" text:anchor-type="as-char" svg:width="0.6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3"><text:span text:style-name="T1">Свойства</text:span> могут быть <text:span text:style-name="T7">векторами</text:span><draw:frame draw:style-name="fr3" draw:name="Объект2" text:anchor-type="as-char" svg:width="4.256cm" svg:height="0.68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3" draw:name="Объект1" text:anchor-type="as-char" svg:width="4.24cm" svg:height="0.68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и</text:span><draw:frame draw:style-name="fr3" draw:name="Объект3" text:anchor-type="as-char" svg:width="4.276cm" svg:height="0.68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размерности <text:s/>которых должны быть одинаковы, в этом случае на выходе будет также <text:span text:style-name="T7">вектор</text:span><text:span text:style-name="T9">:</text:span></text:p>
            <text:p text:style-name="P4"><draw:frame draw:style-name="fr3" draw:name="Объект4" text:anchor-type="as-char" svg:width="7.177cm" svg:height="1.40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"><text:span text:style-name="T15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[2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t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Именов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[<text:span text:style-name="T9">a_0</text:span>]</text:p>
                </table:table-cell>
              </table:table-row>
              <table:table-row>
                <table:table-cell table:style-name="Таблица1.A3" office:value-type="string">
                  <text:p text:style-name="P3"><text:soft-page-break/>Коэффициент при t</text:p>
                </table:table-cell>
                <table:table-cell table:style-name="Таблица1.B3" office:value-type="string">
                  <text:p text:style-name="P3"><text:span text:style-name="T9">[a_1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[<text:span text:style-name="T9">a_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[<text:span text:style-name="T9">5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t</text:p>
                </table:table-cell>
                <table:table-cell table:style-name="Таблица1.B3" office:value-type="string">
                  <text:p text:style-name="P3">[<text:span text:style-name="T9">a_1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[<text:span text:style-name="T9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Свободный член</text:p>
                </table:table-cell>
                <table:table-cell table:style-name="Таблица1.B3" office:value-type="string">
                  <text:p text:style-name="P3"><text:span text:style-name="T9">[3,1.01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t</text:p>
                </table:table-cell>
                <table:table-cell table:style-name="Таблица1.B3" office:value-type="string">
                  <text:p text:style-name="P3"><text:span text:style-name="T9">[2.1,0.8</text:span>]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 при <text:span text:style-name="T9">t^2</text:span></text:p>
                </table:table-cell>
                <table:table-cell table:style-name="Таблица1.B3" office:value-type="string">
                  <text:p text:style-name="P3"><text:span text:style-name="T9">[1.0,1.2</text:span>]</text:p>
                </table:table-cell>
              </table:table-row>
            </table:table>
            <text:p text:style-name="P3"><text:span text:style-name="T6">Примечани</text:span><text:span text:style-name="T2">я</text:span>:</text:p>
            <text:list xml:id="list2607671066570687099" text:style-name="L2">
              <text:list-item>
                <text:p text:style-name="P10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10"><text:span text:style-name="T12">Именованные свойства </text:span><text:span text:style-name="T4">могут быть заданы </text:span><text:span text:style-name="T12">как </text:span><text:span text:style-name="T10">локальные</text:span><text:span text:style-name="T12"> переменные модели (субмодели) во вкладке </text:span><text:span text:style-name="T10">Параметры,</text:span><text:span text:style-name="T12"> как </text:span><text:span text:style-name="T10">глобальные</text:span><text:span text:style-name="T12"> сигналы проекта при помощи пункта главного меню </text:span><text:span text:style-name="T5">Сервис</text:span><text:span text:style-name="T12"> </text:span><text:span text:style-name="T13">→</text:span><text:span text:style-name="T14"> </text:span><text:span text:style-name="T11">Сигналы,</text:span><text:span text:style-name="T12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register-true="false" style:page-number="auto" style:shadow="none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а</dc:title>
    <dc:date>2016-04-07T13:22:37.95</dc:date>
    <meta:generator>OpenOffice/4.1.1$Win32 OpenOffice.org_project/411m6$Build-9775</meta:generator>
    <meta:editing-duration>PT3H6M41S</meta:editing-duration>
    <meta:editing-cycles>79</meta:editing-cycles>
    <meta:document-statistic meta:table-count="2" meta:image-count="2" meta:object-count="11" meta:page-count="2" meta:paragraph-count="55" meta:word-count="188" meta:character-count="1246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или
newline
y_i(t) = a_{0,i} + a_{1,i} cdot t + a_{2,i} cdot t^2 , ~ i=1...n.
 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